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38cm" fo:min-width="3.4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37cm" fo:min-width="3.42cm" fo:padding-top="0.165cm" fo:padding-bottom="0.165cm" fo:padding-left="0.29cm" fo:padding-right="0.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7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1.1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1.4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Courier New" fo:font-size="14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Courier New" fo:font-size="14pt"/>
    </style:style>
    <style:style style:name="P5" style:family="paragraph">
      <loext:graphic-properties draw:fill="none" draw:fill-color="#ffffff"/>
      <style:text-properties style:font-name="Courier New" fo:font-style="italic" style:font-style-asian="italic" style:font-style-complex="italic"/>
    </style:style>
    <style:style style:name="P6" style:family="paragraph">
      <loext:graphic-properties draw:fill="none" draw:fill-color="#ffffff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ffffff"/>
    </style:style>
    <style:style style:name="T1" style:family="text">
      <style:text-properties style:font-name="Courier New" fo:language="en" fo:country="US" fo:font-weight="bold" style:font-weight-asian="bold" style:font-weight-complex="bold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fo:font-style="italic" style:font-style-asian="italic" style:font-style-complex="italic"/>
    </style:style>
    <style:style style:name="T4" style:family="text">
      <style:text-properties style:font-name="Courier New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style:font-name="Courier New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2" xml:id="id1" draw:id="id1" draw:layer="layout" svg:width="4cm" svg:height="1.71cm" svg:x="9.5cm" svg:y="6cm">
          <text:p text:style-name="P1"><text:span text:style-name="T1">Stopp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1.7cm" svg:x="16.4cm" svg:y="6cm">
          <text:p text:style-name="P1"><text:span text:style-name="T1">Working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5cm" svg:y1="6.855cm" svg:x2="16.4cm" svg:y2="6.85cm" draw:start-shape="id1" draw:start-glue-point="1" draw:end-shape="id2" draw:end-glue-point="3" svg:d="M13500 6855l2900-5" svg:viewBox="0 0 2901 6">
          <text:p/>
        </draw:connector>
        <draw:custom-shape draw:style-name="gr4" draw:text-style-name="P4" xml:id="id3" draw:id="id3" draw:layer="layout" svg:width="8cm" svg:height="1.7cm" svg:x="14.4cm" svg:y="9.2cm">
          <text:p text:style-name="P1"><text:span text:style-name="T2">Is Stop Requested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8.4cm" svg:y1="7.7cm" svg:x2="18.4cm" svg:y2="9.2cm" draw:start-shape="id2" draw:start-glue-point="2" draw:end-shape="id3" draw:end-glue-point="0" svg:d="M18400 7700v1500" svg:viewBox="0 0 1 1501">
          <text:p/>
        </draw:connector>
        <draw:connector draw:style-name="gr3" draw:text-style-name="P3" draw:layer="layout" svg:x1="14.4cm" svg:y1="10.05cm" svg:x2="11.5cm" svg:y2="7.71cm" draw:start-shape="id3" draw:start-glue-point="3" draw:end-shape="id1" svg:d="M14400 10050h-2900v-2340" svg:viewBox="0 0 2901 2341">
          <text:p/>
        </draw:connector>
        <draw:frame draw:style-name="gr5" draw:text-style-name="P5" draw:layer="layout" svg:width="2.026cm" svg:height="0.971cm" svg:x="12.3cm" svg:y="9.139cm">
          <draw:text-box>
            <text:p><text:span text:style-name="T3">true</text:span></text:p>
          </draw:text-box>
        </draw:frame>
        <draw:custom-shape draw:style-name="gr4" draw:text-style-name="P4" xml:id="id4" draw:id="id4" draw:layer="layout" svg:width="8cm" svg:height="1.7cm" svg:x="14.4cm" svg:y="13cm">
          <text:p text:style-name="P1"><text:span text:style-name="T2">Sleeping Timeout &gt;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8.4cm" svg:y1="10.9cm" svg:x2="18.4cm" svg:y2="13cm" draw:start-shape="id3" draw:start-glue-point="2" draw:end-shape="id4" draw:end-glue-point="0" svg:d="M18400 10900v2100" svg:viewBox="0 0 1 2101">
          <text:p/>
        </draw:connector>
        <draw:frame draw:style-name="gr6" draw:text-style-name="P5" draw:layer="layout" svg:width="2.407cm" svg:height="0.971cm" svg:x="18.5cm" svg:y="11.14cm">
          <draw:text-box>
            <text:p><text:span text:style-name="T3">false</text:span></text:p>
          </draw:text-box>
        </draw:frame>
        <draw:custom-shape draw:style-name="gr2" draw:text-style-name="P2" xml:id="id5" draw:id="id5" draw:layer="layout" svg:width="4cm" svg:height="1.7cm" svg:x="23.3cm" svg:y="6cm">
          <text:p text:style-name="P1"><text:span text:style-name="T1">Comple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2.4cm" svg:y1="13.85cm" svg:x2="25.3cm" svg:y2="7.7cm" draw:start-shape="id4" draw:start-glue-point="1" draw:end-shape="id5" draw:end-glue-point="2" svg:d="M22400 13850h2900v-6150" svg:viewBox="0 0 2901 6151">
          <text:p/>
        </draw:connector>
        <draw:frame draw:style-name="gr6" draw:text-style-name="P5" draw:layer="layout" svg:width="2.407cm" svg:height="0.971cm" svg:x="22.501cm" svg:y="12.841cm">
          <draw:text-box>
            <text:p><text:span text:style-name="T3">false</text:span></text:p>
          </draw:text-box>
        </draw:frame>
        <draw:connector draw:style-name="gr3" draw:text-style-name="P3" draw:layer="layout" draw:type="line" svg:x1="23.3cm" svg:y1="6.85cm" svg:x2="20.4cm" svg:y2="6.85cm" draw:start-shape="id5" draw:start-glue-point="3" draw:end-shape="id2" draw:end-glue-point="1" svg:d="M23300 6850h-2900" svg:viewBox="0 0 2901 1">
          <text:p/>
        </draw:connector>
        <draw:custom-shape draw:style-name="gr2" draw:text-style-name="P2" xml:id="id6" draw:id="id6" draw:layer="layout" svg:width="4cm" svg:height="1.7cm" svg:x="16.4cm" svg:y="16.8cm">
          <text:p text:style-name="P1"><text:span text:style-name="T1">Slee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8.4cm" svg:y1="14.7cm" svg:x2="18.4cm" svg:y2="16.8cm" draw:start-shape="id4" draw:start-glue-point="2" draw:end-shape="id6" draw:end-glue-point="0" svg:d="M18400 14700v2100" svg:viewBox="0 0 1 2101">
          <text:p/>
        </draw:connector>
        <draw:frame draw:style-name="gr5" draw:text-style-name="P5" draw:layer="layout" svg:width="2.026cm" svg:height="0.971cm" svg:x="18.5cm" svg:y="14.94cm">
          <draw:text-box>
            <text:p><text:span text:style-name="T3">true</text:span></text:p>
          </draw:text-box>
        </draw:frame>
        <draw:custom-shape draw:style-name="gr4" draw:text-style-name="P4" xml:id="id7" draw:id="id7" draw:layer="layout" svg:width="8cm" svg:height="1.7cm" svg:x="3.9cm" svg:y="16.8cm">
          <text:p text:style-name="P1"><text:span text:style-name="T2">Is Stop Requested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4cm" svg:y1="17.65cm" svg:x2="11.9cm" svg:y2="17.65cm" draw:start-shape="id6" draw:start-glue-point="3" draw:end-shape="id7" draw:end-glue-point="1" svg:d="M16400 17650h-4500" svg:viewBox="0 0 4501 1">
          <text:p/>
        </draw:connector>
        <draw:connector draw:style-name="gr3" draw:text-style-name="P3" draw:layer="layout" svg:x1="7.9cm" svg:y1="16.8cm" svg:x2="9.5cm" svg:y2="6.855cm" draw:start-shape="id7" draw:start-glue-point="0" draw:end-shape="id1" draw:end-glue-point="3" svg:d="M7900 16800v-9945h1600" svg:viewBox="0 0 1601 9946">
          <text:p/>
        </draw:connector>
        <draw:frame draw:style-name="gr5" draw:text-style-name="P5" draw:layer="layout" svg:width="2.026cm" svg:height="0.971cm" svg:x="8.1cm" svg:y="15.64cm">
          <draw:text-box>
            <text:p><text:span text:style-name="T3">true</text:span></text:p>
          </draw:text-box>
        </draw:frame>
        <draw:connector draw:style-name="gr3" draw:text-style-name="P3" draw:layer="layout" draw:line-skew="-2.599cm -0.859cm" svg:x1="3.9cm" svg:y1="17.65cm" svg:x2="18.4cm" svg:y2="6cm" draw:start-shape="id7" draw:start-glue-point="3" draw:end-shape="id2" draw:end-glue-point="0" svg:d="M3900 17650h-3100v-13050h17600v1400" svg:viewBox="0 0 17601 13051">
          <text:p/>
        </draw:connector>
        <draw:frame draw:style-name="gr6" draw:text-style-name="P5" draw:layer="layout" svg:width="2.407cm" svg:height="0.971cm" svg:x="1.401cm" svg:y="16.541cm">
          <draw:text-box>
            <text:p><text:span text:style-name="T3">false</text:span></text:p>
          </draw:text-box>
        </draw:frame>
        <draw:custom-shape draw:style-name="gr1" draw:text-style-name="P2" draw:layer="layout" svg:width="4cm" svg:height="1.71cm" svg:x="2.2cm" svg:y="6cm">
          <text:p text:style-name="P1"><text:span text:style-name="T1">None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3.541cm" svg:height="1.369cm" svg:x="0.6cm" svg:y="2.431cm">
          <draw:text-box>
            <text:p><text:span text:style-name="T4">Pipeline</text:span><text:span text:style-name="T5"> </text:span><text:span text:style-name="T4">state</text:span><text:span text:style-name="T5"> </text:span><text:span text:style-name="T4">machin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7T17:50:22.039000000</meta:creation-date>
    <meta:generator>LibreOffice/5.4.7.2$Windows_X86_64 LibreOffice_project/c838ef25c16710f8838b1faec480ebba495259d0</meta:generator>
    <dc:date>2023-04-08T01:58:05.287000000</dc:date>
    <meta:editing-duration>PT20M46S</meta:editing-duration>
    <meta:editing-cycles>8</meta:editing-cycles>
    <meta:document-statistic meta:object-count="48"/>
  </office:meta>
</office:document-meta>
</file>